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x="0.496cm" svg:y="0.004cm" svg:width="16.007cm" svg:height="11.934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avisto T</meta:initial-creator>
    <meta:creation-date>2014-04-10T16:13:37</meta:creation-date>
    <dc:date>2014-04-10T16:19:37</dc:date>
    <dc:creator>Haavisto T</dc:creator>
    <meta:editing-duration>P0D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fi" number:country="FI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stacked="true" chart:symbol-type="automatic" chart:include-hidden-cells="false" chart:treat-empty-cells="leave-gap" chart:right-angled-axes="true"/>
    </style:style>
    <style:style style:name="ch5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11.934cm" xlink:href="." xlink:type="simple" chart:class="chart:line" chart:style-name="ch1">
        <chart:title svg:x="5.181cm" svg:y="0.374cm" chart:style-name="ch2">
          <text:p>Longest Common Substring</text:p>
        </chart:title>
        <chart:subtitle svg:x="6.927cm" svg:y="1.391cm" chart:style-name="ch3">
          <text:p>Stress Test</text:p>
        </chart:subtitle>
        <chart:plot-area chart:style-name="ch4" chart:data-source-has-labels="both" svg:x="0.769cm" svg:y="0.538cm" svg:width="14.857cm" svg:height="10.734cm">
          <chartooo:coordinate-region svg:x="1.761cm" svg:y="0.738cm" svg:width="13.4cm" svg:height="9.887cm"/>
          <chart:axis chart:dimension="x" chart:name="primary-x" chart:style-name="ch5" chartooo:axis-type="auto">
            <chartooo:date-scale/>
            <chart:title svg:x="6.063cm" svg:y="11.374cm" chart:style-name="ch6">
              <text:p>Length of Sequences (chars)</text:p>
            </chart:title>
            <chart:categories table:cell-range-address="local-table.$A$2:.$A$12"/>
          </chart:axis>
          <chart:axis chart:dimension="y" chart:name="primary-y" chart:style-name="ch7">
            <chart:title svg:x="0cm" svg:y="6.968cm" chart:style-name="ch8">
              <text:p>Run time (ms)</text:p>
            </chart:title>
            <chart:grid chart:style-name="ch9" chart:class="major"/>
          </chart:axis>
          <chart:series chart:style-name="ch10" chart:values-cell-range-address="local-table.$B$2:.$B$12" chart:label-cell-address="local-table.$B$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2898">
                <text:p>2898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4366">
                <text:p>4366</text:p>
              </table:table-cell>
            </table:table-row>
            <table:table-row>
              <table:table-cell office:value-type="string">
                <text:p>11000</text:p>
              </table:table-cell>
              <table:table-cell office:value-type="float" office:value="5778">
                <text:p>5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